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:106">
        <text:section text:style-name="Sect1" text:name=":105">
          <text:p text:style-name="P1">import tensorflow as tf<text:line-break/>a=tf.multiply(2, 2,)<text:line-break/>b=tf.multiply(4, 4,)<text:line-break/>c=tf.multiply(3, 3,)<text:line-break/>d=tf.add(a, b,)<text:line-break/>e=tf.add(d, c,)<text:line-break/>f=tf.multiply(2, 2,)<text:line-break/>g=tf.multiply(4, f,)<text:line-break/>h=tf.multiply(2, 4,)<text:line-break/>i=tf.multiply(3, h,)<text:line-break/>k=tf.subtract(e, g,)<text:line-break/>l=tf.subtract(k, i,)<text:line-break/>m=tf.multiply(2, 2,)<text:line-break/>n=tf.multiply(3, m,)<text:line-break/>o=tf.subtract(l, n)<text:line-break/><text:line-break/>with tf.Session() as sess:<text:line-break/>    writer = tf.summary.FileWriter("/tmp/<text:line-break/>    print(sess.run(o))<text:line-break/>    writer.close()</text:p>
        </text:section>
      </text:section>
      <text:section text:style-name="Sect1" text:name=":10v">
        <text:p text:style-name="Standard">Attachments area</text:p>
        <text:section text:style-name="Sect1" text:name=":10y">
          <text:p text:style-name="Standard"/>
        </text:section>
        <text:section text:style-name="Sect1" text:name=":10x">
          <text:p text:style-name="Standard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0:21:05.003457571</meta:creation-date>
    <dc:date>2017-08-16T10:21:23.659242953</dc:date>
    <meta:editing-duration>PT19S</meta:editing-duration>
    <meta:editing-cycles>1</meta:editing-cycles>
    <meta:document-statistic meta:table-count="0" meta:image-count="0" meta:object-count="0" meta:page-count="1" meta:paragraph-count="2" meta:word-count="43" meta:character-count="434" meta:non-whitespace-character-count="380"/>
    <meta:generator>LibreOffice/5.1.6.2$Linux_X86_64 LibreOffice_project/10m0$Build-2</meta:generator>
  </office:meta>
</office:document-meta>
</file>